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2.428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1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7" table:default-cell-style-name="ce1"/>
        <table:table-column table:style-name="co6" table:default-cell-style-name="ce1"/>
        <table:table-column table:style-name="co8" table:default-cell-style-name="ce7"/>
        <table:table-column table:style-name="co9" table:default-cell-style-name="ce10"/>
        <table:table-column table:style-name="co6" table:number-columns-repeated="1016" table:default-cell-style-name="ce1"/>
        <table:table-row table:style-name="ro2"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1" office:value-type="string">
            <text:p>comment</text:p>
          </table:table-cell>
          <table:table-cell table:style-name="ce2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]/[.E4]*[.F4]" office:value-type="float" office:value="21.5433">
            <text:p>21.54</text:p>
          </table:table-cell>
          <table:table-cell office:value-type="string">
            <text:p>dsp</text:p>
          </table:table-cell>
          <table:table-cell table:number-columns-repeated="1016"/>
        </table:table-row>
        <table:table-row table:style-name="ro4"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]/[.E5]*[.F5]" office:value-type="float" office:value="11.0983">
            <text:p>11.10</text:p>
          </table:table-cell>
          <table:table-cell office:value-type="string">
            <text:p>controller</text:p>
          </table:table-cell>
          <table:table-cell table:number-columns-repeated="1016"/>
        </table:table-row>
        <table:table-row table:style-name="ro4"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]/[.E6]*[.F6]" office:value-type="float" office:value="11.8116">
            <text:p>11.81</text:p>
          </table:table-cell>
          <table:table-cell office:value-type="string">
            <text:p>audio codec</text:p>
          </table:table-cell>
          <table:table-cell table:number-columns-repeated="1016"/>
        </table:table-row>
        <table:table-row table:style-name="ro4"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]/[.E7]*[.F7]" office:value-type="float" office:value="18.2886">
            <text:p>18.29</text:p>
          </table:table-cell>
          <table:table-cell office:value-type="string">
            <text:p>sdram for dsp</text:p>
          </table:table-cell>
          <table:table-cell table:number-columns-repeated="1016"/>
        </table:table-row>
        <table:table-row table:style-name="ro4">
          <table:table-cell office:value-type="string">
            <text:p>CY62167EV30LL-45ZXI</text:p>
          </table:table-cell>
          <table:table-cell office:value-type="string">
            <text:p>CY62167EV30LL-45ZXI-ND</text:p>
          </table:table-cell>
          <table:table-cell office:value-type="string">
            <text:p>dk</text:p>
          </table:table-cell>
          <table:table-cell office:value-type="float" office:value="1350">
            <text:p>1,35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]/[.E8]*[.F8]" office:value-type="float" office:value="13.5">
            <text:p>13.50</text:p>
          </table:table-cell>
          <table:table-cell office:value-type="string">
            <text:p>sram for controller</text:p>
          </table:table-cell>
          <table:table-cell table:number-columns-repeated="1016"/>
        </table:table-row>
        <table:table-row table:style-name="ro4"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table:formula="of:=[.D9]/[.E9]*[.F9]" office:value-type="float" office:value="8.928">
            <text:p>8.93</text:p>
          </table:table-cell>
          <table:table-cell office:value-type="string">
            <text:p>audio opamp ! (quantity)</text:p>
          </table:table-cell>
          <table:table-cell table:number-columns-repeated="1016"/>
        </table:table-row>
        <table:table-row table:style-name="ro4"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string">
            <text:p>dk</text:p>
          </table:table-cell>
          <table:table-cell office:value-type="float" office:value="365">
            <text:p>365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0]/[.E10]*[.F10]" office:value-type="float" office:value="3.65">
            <text:p>3.65</text:p>
          </table:table-cell>
          <table:table-cell office:value-type="string">
            <text:p>controller serial to usb</text:p>
          </table:table-cell>
          <table:table-cell table:number-columns-repeated="1016"/>
        </table:table-row>
        <table:table-row table:style-name="ro4"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1]/[.E11]*[.F11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table:number-columns-repeated="1016"/>
        </table:table-row>
        <table:table-row table:style-name="ro4">
          <table:table-cell office:value-type="string">
            <text:p>AD5628BRUZ-2</text:p>
          </table:table-cell>
          <table:table-cell office:value-type="string">
            <text:p>AD5628BRUZ-2-ND</text:p>
          </table:table-cell>
          <table:table-cell office:value-type="string">
            <text:p>dk</text:p>
          </table:table-cell>
          <table:table-cell office:value-type="float" office:value="1243.89">
            <text:p>1,243.8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2]/[.E12]*[.F12]" office:value-type="float" office:value="12.4389">
            <text:p>12.44</text:p>
          </table:table-cell>
          <table:table-cell office:value-type="string">
            <text:p>dac octal for analog 12 bit</text:p>
          </table:table-cell>
          <table:table-cell table:number-columns-repeated="1016"/>
        </table:table-row>
        <table:table-row table:style-name="ro4">
          <table:table-cell office:value-type="string">
            <text:p>AD5685RARUZ</text:p>
          </table:table-cell>
          <table:table-cell office:value-type="string">
            <text:p>AD5685RARUZ-ND</text:p>
          </table:table-cell>
          <table:table-cell office:value-type="string">
            <text:p>dk</text:p>
          </table:table-cell>
          <table:table-cell office:value-type="float" office:value="902.7">
            <text:p>902.7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3]/[.E13]*[.F13]" office:value-type="float" office:value="9.027">
            <text:p>9.03</text:p>
          </table:table-cell>
          <table:table-cell office:value-type="string">
            <text:p>dac quad for analog 14 bit</text:p>
          </table:table-cell>
          <table:table-cell table:number-columns-repeated="1016"/>
        </table:table-row>
        <table:table-row table:style-name="ro4"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4]/[.E14]*[.F14]" office:value-type="float" office:value="4.5382">
            <text:p>4.54</text:p>
          </table:table-cell>
          <table:table-cell office:value-type="string">
            <text:p>controller aux ADC</text:p>
          </table:table-cell>
          <table:table-cell table:number-columns-repeated="1016"/>
        </table:table-row>
        <table:table-row table:style-name="ro4"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5]/[.E15]*[.F15]" office:value-type="float" office:value="0.4379">
            <text:p>0.44</text:p>
          </table:table-cell>
          <table:table-cell office:value-type="string">
            <text:p>dsp power mosfet</text:p>
          </table:table-cell>
          <table:table-cell table:number-columns-repeated="1016"/>
        </table:table-row>
        <table:table-row table:style-name="ro4"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6]/[.E16]*[.F16]" office:value-type="float" office:value="2.673">
            <text:p>2.67</text:p>
          </table:table-cell>
          <table:table-cell office:value-type="string">
            <text:p>main power regulator</text:p>
          </table:table-cell>
          <table:table-cell table:number-columns-repeated="1016"/>
        </table:table-row>
        <table:table-row table:style-name="ro4"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17]/[.E17]*[.F17]" office:value-type="float" office:value="5.811">
            <text:p>5.81</text:p>
          </table:table-cell>
          <table:table-cell office:value-type="string">
            <text:p>3.3v regulato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18]/[.E18]*[.F18]" office:value-type="float" office:value="1.08">
            <text:p>1.08</text:p>
          </table:table-cell>
          <table:table-cell office:value-type="string">
            <text:p>main power coil</text:p>
          </table:table-cell>
          <table:table-cell table:number-columns-repeated="1016"/>
        </table:table-row>
        <table:table-row table:style-name="ro4"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9]/[.E19]*[.F19]" office:value-type="float" office:value="0.4275">
            <text:p>0.43</text:p>
          </table:table-cell>
          <table:table-cell office:value-type="string">
            <text:p>dsp power coil</text:p>
          </table:table-cell>
          <table:table-cell table:number-columns-repeated="1016"/>
        </table:table-row>
        <table:table-row table:style-name="ro4"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D20]/[.E20]*[.F20]" office:value-type="float" office:value="0.4221">
            <text:p>0.42</text:p>
          </table:table-cell>
          <table:table-cell office:value-type="string">
            <text:p>main power diode</text:p>
          </table:table-cell>
          <table:table-cell table:number-columns-repeated="1016"/>
        </table:table-row>
        <table:table-row table:style-name="ro4"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1]/[.E21]*[.F21]" office:value-type="float" office:value="1.1925">
            <text:p>1.19</text:p>
          </table:table-cell>
          <table:table-cell office:value-type="string">
            <text:p>dsp osc</text:p>
          </table:table-cell>
          <table:table-cell table:number-columns-repeated="1016"/>
        </table:table-row>
        <table:table-row table:style-name="ro4"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2]/[.E22]*[.F22]" office:value-type="float" office:value="1.1925">
            <text:p>1.19</text:p>
          </table:table-cell>
          <table:table-cell office:value-type="string">
            <text:p>codec osc</text:p>
          </table:table-cell>
          <table:table-cell table:number-columns-repeated="1016"/>
        </table:table-row>
        <table:table-row table:style-name="ro4"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3]/[.E23]*[.F23]" office:value-type="float" office:value="0.3375">
            <text:p>0.34</text:p>
          </table:table-cell>
          <table:table-cell office:value-type="string">
            <text:p>controller xtal</text:p>
          </table:table-cell>
          <table:table-cell table:number-columns-repeated="1016"/>
        </table:table-row>
        <table:table-row table:style-name="ro4"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4]/[.E24]*[.F24]" office:value-type="float" office:value="0.5742">
            <text:p>0.57</text:p>
          </table:table-cell>
          <table:table-cell office:value-type="string">
            <text:p>! 3.5mm jack</text:p>
          </table:table-cell>
          <table:table-cell table:number-columns-repeated="1016"/>
        </table:table-row>
        <table:table-row table:style-name="ro4"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5]/[.E25]*[.F25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table:number-columns-repeated="1016"/>
        </table:table-row>
        <table:table-row table:style-name="ro4">
          <table:table-cell office:value-type="string">
            <text:p>NRJ6HM-1</text:p>
          </table:table-cell>
          <table:table-cell office:value-type="string">
            <text:p>568-NRJ6HM1</text:p>
          </table:table-cell>
          <table:table-cell office:value-type="string">
            <text:p>ms</text:p>
          </table:table-cell>
          <table:table-cell office:value-type="float" office:value="973">
            <text:p>973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6]/[.E26]*[.F26]" office:value-type="float" office:value="4.865">
            <text:p>4.87</text:p>
          </table:table-cell>
          <table:table-cell office:value-type="string">
            <text:p>1/4” audio jack</text:p>
          </table:table-cell>
          <table:table-cell table:number-columns-repeated="1016"/>
        </table:table-row>
        <table:table-row table:style-name="ro4">
          <table:table-cell office:value-type="string">
            <text:p>NRJ-NUT-MN</text:p>
          </table:table-cell>
          <table:table-cell office:value-type="string">
            <text:p>568-NRJ-NUT-MN</text:p>
          </table:table-cell>
          <table:table-cell office:value-type="string">
            <text:p>ms</text:p>
          </table:table-cell>
          <table:table-cell office:value-type="float" office:value="131">
            <text:p>131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7]/[.E27]*[.F27]" office:value-type="float" office:value="0.655">
            <text:p>0.66</text:p>
          </table:table-cell>
          <table:table-cell office:value-type="string">
            <text:p>1/4” audio jack nut</text:p>
          </table:table-cell>
          <table:table-cell table:number-columns-repeated="1016"/>
        </table:table-row>
        <table:table-row table:style-name="ro4"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8]/[.E28]*[.F28]" office:value-type="float" office:value="0.8751">
            <text:p>0.88</text:p>
          </table:table-cell>
          <table:table-cell office:value-type="string">
            <text:p>power switch</text:p>
          </table:table-cell>
          <table:table-cell table:number-columns-repeated="1016"/>
        </table:table-row>
        <table:table-row table:style-name="ro4"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9]/[.E29]*[.F29]" office:value-type="float" office:value="0.4163">
            <text:p>0.42</text:p>
          </table:table-cell>
          <table:table-cell office:value-type="string">
            <text:p>power switch cap</text:p>
          </table:table-cell>
          <table:table-cell table:number-columns-repeated="1016"/>
        </table:table-row>
        <table:table-row table:style-name="ro4"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0]/[.E30]*[.F30]" office:value-type="float" office:value="0.2484">
            <text:p>0.25</text:p>
          </table:table-cell>
          <table:table-cell office:value-type="string">
            <text:p>controller aux vref</text:p>
          </table:table-cell>
          <table:table-cell table:number-columns-repeated="1016"/>
        </table:table-row>
        <table:table-row table:style-name="ro4"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1]/[.E31]*[.F31]" office:value-type="float" office:value="0.3863">
            <text:p>0.39</text:p>
          </table:table-cell>
          <table:table-cell office:value-type="string">
            <text:p>dsp power diode</text:p>
          </table:table-cell>
          <table:table-cell table:number-columns-repeated="1016"/>
        </table:table-row>
        <table:table-row table:style-name="ro4">
          <table:table-cell office:value-type="string">
            <text:p>EVQ-PNF04M</text:p>
          </table:table-cell>
          <table:table-cell office:value-type="string">
            <text:p>P13597SCT-ND</text:p>
          </table:table-cell>
          <table:table-cell office:value-type="string">
            <text:p>dk</text:p>
          </table:table-cell>
          <table:table-cell office:value-type="float" office:value="118.5">
            <text:p>118.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[.D32]/[.E32]*[.F32]" office:value-type="float" office:value="0.948">
            <text:p>0.95</text:p>
          </table:table-cell>
          <table:table-cell office:value-type="string">
            <text:p>reset switch</text:p>
          </table:table-cell>
          <table:table-cell table:number-columns-repeated="1016"/>
        </table:table-row>
        <table:table-row table:style-name="ro4"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3]/[.E33]*[.F33]" office:value-type="float" office:value="1.17">
            <text:p>1.17</text:p>
          </table:table-cell>
          <table:table-cell office:value-type="string">
            <text:p>sdcard slot</text:p>
          </table:table-cell>
          <table:table-cell table:number-columns-repeated="1016"/>
        </table:table-row>
        <table:table-row table:style-name="ro4"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4]/[.E34]*[.F34]" office:value-type="float" office:value="4.42">
            <text:p>4.42</text:p>
          </table:table-cell>
          <table:table-cell office:value-type="string">
            <text:p>switch</text:p>
          </table:table-cell>
          <table:table-cell table:number-columns-repeated="1016"/>
        </table:table-row>
        <table:table-row table:style-name="ro4">
          <table:table-cell office:value-type="string">
            <text:p>PV BK</text:p>
          </table:table-cell>
          <table:table-cell office:value-type="string">
            <text:p>401-1148-ND</text:p>
          </table:table-cell>
          <table:table-cell office:value-type="string">
            <text:p>dk</text:p>
          </table:table-cell>
          <table:table-cell office:value-type="float" office:value="142.8">
            <text:p>142.8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5]/[.E35]*[.F35]" office:value-type="float" office:value="1.428">
            <text:p>1.43</text:p>
          </table:table-cell>
          <table:table-cell office:value-type="string">
            <text:p>switch cap</text:p>
          </table:table-cell>
          <table:table-cell table:number-columns-repeated="1016"/>
        </table:table-row>
        <table:table-row table:style-name="ro4"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6265">
            <text:p>6,265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36]/[.E36]*[.F36]" office:value-type="float" office:value="50.12">
            <text:p>50.12</text:p>
          </table:table-cell>
          <table:table-cell office:value-type="string">
            <text:p>encode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7]/[.E37]*[.F3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6"/>
        </table:table-row>
        <table:table-row table:style-name="ro4">
          <table:table-cell table:style-name="ce3" office:value-type="float" office:value="673298000">
            <text:p>673298000</text:p>
          </table:table-cell>
          <table:table-cell office:value-type="string">
            <text:p>WM17136-ND</text:p>
          </table:table-cell>
          <table:table-cell office:value-type="string">
            <text:p>dk</text:p>
          </table:table-cell>
          <table:table-cell office:value-type="float" office:value="103.84">
            <text:p>103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8]/[.E38]*[.F38]" office:value-type="float" office:value="1.0384">
            <text:p>1.04</text:p>
          </table:table-cell>
          <table:table-cell office:value-type="string">
            <text:p>usb host port</text:p>
          </table:table-cell>
          <table:table-cell table:number-columns-repeated="1016"/>
        </table:table-row>
        <table:table-row table:style-name="ro4">
          <table:table-cell table:style-name="ce4" office:value-type="float" office:value="670688000">
            <text:p>670688000</text:p>
          </table:table-cell>
          <table:table-cell office:value-type="string">
            <text:p>WM17113-ND</text:p>
          </table:table-cell>
          <table:table-cell office:value-type="string">
            <text:p>dk</text:p>
          </table:table-cell>
          <table:table-cell office:value-type="float" office:value="103.44">
            <text:p>103.4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9]/[.E39]*[.F39]" office:value-type="float" office:value="1.0344">
            <text:p>1.03</text:p>
          </table:table-cell>
          <table:table-cell office:value-type="string">
            <text:p>usb device port</text:p>
          </table:table-cell>
          <table:table-cell table:number-columns-repeated="1016"/>
        </table:table-row>
        <table:table-row table:style-name="ro4">
          <table:table-cell office:value-type="string">
            <text:p>CD4066BM96</text:p>
          </table:table-cell>
          <table:table-cell office:value-type="string">
            <text:p>MU3261-601Y</text:p>
          </table:table-cell>
          <table:table-cell office:value-type="string">
            <text:p>dk</text:p>
          </table:table-cell>
          <table:table-cell office:value-type="float" office:value="102.15">
            <text:p>102.1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40]/[.E40]*[.F40]" office:value-type="float" office:value="0.6129">
            <text:p>0.61</text:p>
          </table:table-cell>
          <table:table-cell office:value-type="string">
            <text:p>cmos gate</text:p>
          </table:table-cell>
          <table:table-cell table:number-columns-repeated="1016"/>
        </table:table-row>
        <table:table-row table:style-name="ro4">
          <table:table-cell office:value-type="string">
            <text:p>SN74HC595DWR</text:p>
          </table:table-cell>
          <table:table-cell office:value-type="string">
            <text:p>296-14858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41]/[.E41]*[.F41]" office:value-type="float" office:value="0.8172">
            <text:p>0.82</text:p>
          </table:table-cell>
          <table:table-cell office:value-type="string">
            <text:p>digital shift register</text:p>
          </table:table-cell>
          <table:table-cell table:number-columns-repeated="1016"/>
        </table:table-row>
        <table:table-row table:style-name="ro4">
          <table:table-cell office:value-type="string">
            <text:p>headers</text:p>
          </table:table-cell>
          <table:table-cell table:number-columns-repeated="2"/>
          <table:table-cell table:number-columns-repeated="3"/>
          <table:table-cell table:formula="of:=[.D42]/[.E42]*[.F4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office:value-type="string">
            <text:p>EVJ-Y15F03A24</text:p>
          </table:table-cell>
          <table:table-cell office:value-type="string">
            <text:p>P2K52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43]/[.E43]*[.F43]" office:value-type="float" office:value="3.2136">
            <text:p>3.21</text:p>
          </table:table-cell>
          <table:table-cell office:value-type="string">
            <text:p>audio pot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formula="of:=SUM([.G4:.G41])" office:value-type="float" office:value="224.5092">
            <text:p>224.51</text:p>
          </table:table-cell>
          <table:table-cell table:number-columns-repeated="1017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1/25/2013</text:date>, <text:time>17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1-25T17:38:01</dc:date>
    <dc:creator>brian crabtree</dc:creator>
    <meta:editing-duration>P10DT11H54M35S</meta:editing-duration>
    <meta:editing-cycles>28</meta:editing-cycles>
    <meta:generator>OpenOffice.org/3.3$Unix OpenOffice.org_project/330m20$Build-9567</meta:generator>
    <meta:document-statistic meta:table-count="3" meta:cell-count="327" meta:object-count="0"/>
    <meta:user-defined meta:name=""/>
  </office:meta>
</office:document-meta>
</file>